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8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4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5b677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aec7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0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80%" fo:text-align="left" style:tab-stop-distance="1in" fo:margin-left="0.8125in" fo:margin-right="0in" fo:text-indent="-0.562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6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draw:fill="none" draw:stroke="solid" svg:stroke-width="0.01389in" svg:stroke-color="#000000" svg:stroke-opacity="100%"/>
    </style:style>
    <style:style style:family="presentation" style:name="a421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8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80%" fo:text-align="left" style:tab-stop-distance="1in" fo:margin-left="0.8125in" fo:margin-right="0in" fo:text-indent="-0.56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32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89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71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35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74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77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22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28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68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52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16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56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19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95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59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41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98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411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06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80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44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09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415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83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  <text:list-style style:name="a347">
      <text:list-level-style-number text:level="1" style:num-format="">
        <style:list-level-properties text:space-before="0in" text:min-label-width="0.5625in"/>
      </text:list-level-style-number>
      <text:list-level-style-number text:level="2" style:num-format="">
        <style:list-level-properties text:space-before="0in" text:min-label-width="0.5625in"/>
      </text:list-level-style-number>
      <text:list-level-style-number text:level="3" style:num-format="">
        <style:list-level-properties text:space-before="0.25in" text:min-label-width="0.5625in"/>
      </text:list-level-style-number>
      <text:list-level-style-number text:level="4" style:num-format="">
        <style:list-level-properties text:space-before="0.75in" text:min-label-width="0.5625in"/>
      </text:list-level-style-number>
      <text:list-level-style-number text:level="5" style:num-format="">
        <style:list-level-properties text:space-before="1.25in" text:min-label-width="0.5625in"/>
      </text:list-level-style-number>
      <text:list-level-style-number text:level="6" style:num-format="">
        <style:list-level-properties text:space-before="1.75in" text:min-label-width="0.5625in"/>
      </text:list-level-style-number>
      <text:list-level-style-number text:level="7" style:num-format="">
        <style:list-level-properties text:space-before="2.25in" text:min-label-width="0.5625in"/>
      </text:list-level-style-number>
      <text:list-level-style-number text:level="8" style:num-format="">
        <style:list-level-properties text:space-before="2.75in" text:min-label-width="0.5625in"/>
      </text:list-level-style-number>
      <text:list-level-style-number text:level="9" style:num-format="">
        <style:list-level-properties text:space-before="3.25in" text:min-label-width="0.5625in"/>
      </text:list-level-style-number>
    </text:list-style>
  </office:automatic-styles>
  <office:body>
    <office:presentation>
      <draw:page draw:name="Slide12" draw:style-name="a300" draw:master-page-name="Master2-Layout2-obj-Title-and-Content" presentation:presentation-page-layout-name="Master2-PPL2" draw:id="Slide-267">
        <draw:frame draw:id="id49" presentation:style-name="a303" draw:name="Title 1" svg:x="0.41667in" svg:y="0.26649in" svg:width="9.25in" svg:height="0.56684in" presentation:class="title" presentation:placeholder="false">
          <draw:text-box>
            <text:p text:style-name="a302" text:class-names="" text:cond-style-name=""><text:span text:style-name="a301" text:class-names="">2022 WMS Working Group Leadership</text:span></text:p>
          </draw:text-box>
          <svg:title/>
          <svg:desc/>
        </draw:frame>
        <draw:frame draw:id="id50" presentation:style-name="a416" draw:name="Content Placeholder 2" svg:x="0.33333in" svg:y="1in" svg:width="9.33333in" svg:height="5.83333in" presentation:class="outline" presentation:placeholder="false">
          <draw:text-box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p text:style-name="a305" text:class-names="" text:cond-style-name=""><text:span text:style-name="a304" text:class-names=""/></text:p>
                      </text:list-item>
                    </text:list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Congestion Management Working Group (CMWG)</text:span></text:p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p text:style-name="a315" text:class-names="" text:cond-style-name=""><text:span text:style-name="a310" text:class-names="">Chair: Katie Rich<text:s text:c="1"/></text:span><text:span text:style-name="a311" text:class-names="">Golden Spread Electric Cooperative</text:span><text:span text:style-name="a312" text:class-names=""><text:tab/>Vice Chair: <text:s text:c="1"/>Andy Nguyen<text:s text:c="1"/></text:span><text:span text:style-name="a313" text:class-names="">LCRA</text:span><text:span text:style-name="a314" text:class-names=""/></text:p>
                      </text:list-item>
                    </text:list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p text:style-name="a318" text:class-names="" text:cond-style-name=""><text:span text:style-name="a317" text:class-names=""/></text:p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p text:style-name="a321" text:class-names="" text:cond-style-name=""><text:span text:style-name="a320" text:class-names="">Demand Side Working Group (DSWG)</text:span></text:p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p text:style-name="a327" text:class-names="" text:cond-style-name=""><text:span text:style-name="a323" text:class-names="">Chair: Greg Thurnher<text:s text:c="1"/></text:span><text:span text:style-name="a324" text:class-names="">MP2<text:tab/><text:tab/></text:span><text:span text:style-name="a325" text:class-names="">Vice Chair: <text:s text:c="1"/>Jennifer Chamberlin<text:s text:c="1"/></text:span><text:span text:style-name="a326" text:class-names="">CPower</text:span></text:p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p text:style-name="a331" text:class-names="" text:cond-style-name=""><text:span text:style-name="a329" text:class-names=""><text:tab/><text:tab/></text:span><text:span text:style-name="a330" text:class-names=""/></text:p>
                      </text:list-item>
                    </text:list>
                  </text:list-item>
                </text:list>
              </text:list-item>
            </text:list>
            <text:list text:style-name="a335">
              <text:list-item>
                <text:list text:style-name="a335">
                  <text:list-item>
                    <text:list text:style-name="a335">
                      <text:list-item>
                        <text:p text:style-name="a334" text:class-names="" text:cond-style-name=""><text:span text:style-name="a333" text:class-names="">Market Credit Working Group (MCWG)</text:span></text:p>
                      </text:list-item>
                    </text:list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p text:style-name="a340" text:class-names="" text:cond-style-name=""><text:span text:style-name="a336" text:class-names="">Chair: Brenden Sager<text:s text:c="1"/></text:span><text:span text:style-name="a337" text:class-names="">Austin Energy <text:s text:c="3"/><text:tab/></text:span><text:span text:style-name="a338" text:class-names="">Vice Chair: Seth Cochran<text:s text:c="1"/></text:span><text:span text:style-name="a339" text:class-names="">DC Energy</text:span></text:p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/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p text:style-name="a346" text:class-names="" text:cond-style-name=""><text:span text:style-name="a345" text:class-names="">Market Settlement Working Group (MSWG)<text:s text:c="1"/></text:span></text:p>
                      </text:list-item>
                    </text:list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p text:style-name="a351" text:class-names="" text:cond-style-name=""><text:span text:style-name="a348" text:class-names="">Chair: Heddie Lookadoo<text:s text:c="1"/></text:span><text:span text:style-name="a349" text:class-names="">Shell Energy Solutions</text:span><text:span text:style-name="a350" text:class-names=""><text:s text:c="1"/><text:tab/>Vice Chair: OPEN</text:span></text:p>
                      </text:list-item>
                    </text:list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p text:style-name="a355" text:class-names="" text:cond-style-name=""><text:span text:style-name="a353" text:class-names=""><text:s text:c="1"/></text:span><text:span text:style-name="a354" text:class-names=""/></text:p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p text:style-name="a358" text:class-names="" text:cond-style-name=""><text:span text:style-name="a357" text:class-names="">Metering Working Group (MWG) <text:s text:c="1"/></text:span></text:p>
                      </text:list-item>
                    </text:list>
                  </text:list-item>
                </text:list>
              </text:list-item>
            </text:list>
            <text:list text:style-name="a368">
              <text:list-item>
                <text:list text:style-name="a368">
                  <text:list-item>
                    <text:list text:style-name="a368">
                      <text:list-item>
                        <text:p text:style-name="a367" text:class-names="" text:cond-style-name=""><text:span text:style-name="a360" text:class-names="">Chair: <text:s text:c="1"/></text:span><text:span text:style-name="a361" text:class-names="">Doug Breshears<text:s text:c="1"/></text:span><text:span text:style-name="a362" text:class-names="">Brazos Electric Cooperative</text:span><text:span text:style-name="a363" text:class-names=""><text:tab/>Vice Chair: <text:s text:c="2"/></text:span><text:span text:style-name="a364" text:class-names="">Gabriel Godinez<text:s text:c="1"/></text:span><text:span text:style-name="a365" text:class-names="">AEP<text:s text:c="1"/></text:span><text:span text:style-name="a366" text:class-names=""/></text:p>
                      </text:list-item>
                    </text:list>
                  </text:list-item>
                </text:list>
              </text:list-item>
            </text:list>
            <text:list text:style-name="a371">
              <text:list-item>
                <text:list text:style-name="a371">
                  <text:list-item>
                    <text:list text:style-name="a371">
                      <text:list-item>
                        <text:p text:style-name="a370" text:class-names="" text:cond-style-name=""><text:span text:style-name="a369" text:class-names=""/></text:p>
                      </text:list-item>
                    </text:list>
                  </text:list-item>
                </text:list>
              </text:list-item>
            </text:list>
            <text:list text:style-name="a374">
              <text:list-item>
                <text:list text:style-name="a374">
                  <text:list-item>
                    <text:list text:style-name="a374">
                      <text:list-item>
                        <text:p text:style-name="a373" text:class-names="" text:cond-style-name=""><text:span text:style-name="a372" text:class-names="">Resource Cost Working Group (RCWG)</text:span></text:p>
                      </text:list-item>
                    </text:list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p text:style-name="a376" text:class-names="" text:cond-style-name=""><text:span text:style-name="a375" text:class-names="">Chair: OPEN<text:tab/><text:tab/><text:tab/>Vice Chair: <text:s text:c="1"/>OPEN</text:span></text:p>
                      </text:list-item>
                    </text:list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list text:style-name="a380">
                      <text:list-item>
                        <text:p text:style-name="a379" text:class-names="" text:cond-style-name=""><text:span text:style-name="a378" text:class-names=""/></text:p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Supply Analysis Working Group (SAWG)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4" text:class-names="">Chair: <text:s text:c="1"/>Caitlin Smith<text:s text:c="1"/></text:span><text:span text:style-name="a385" text:class-names="">Jupiter Power</text:span><text:span text:style-name="a386" text:class-names=""><text:tab/>Vice Chair(s): <text:s text:c="2"/>Kim Rainwater<text:s text:c="1"/></text:span><text:span text:style-name="a387" text:class-names="">LCRA <text:s text:c="3"/></text:span></text:p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p text:style-name="a394" text:class-names="" text:cond-style-name=""><text:span text:style-name="a390" text:class-names=""><text:tab/><text:tab/><text:tab/><text:tab/><text:tab/><text:tab/> <text:s text:c="5"/></text:span><text:span text:style-name="a391" text:class-names="">Pete Warnken</text:span><text:span text:style-name="a392" text:class-names=""><text:s text:c="1"/>ERCOT</text:span><text:span text:style-name="a393" text:class-names=""><text:tab/></text:span></text:p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p text:style-name="a397" text:class-names="" text:cond-style-name=""><text:span text:style-name="a396" text:class-names="">Wholesale Market Working Group (WMWG)</text:span></text:p>
                      </text:list-item>
                    </text:list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399" text:class-names="">Chair:<text:s text:c="1"/></text:span><text:span text:style-name="a400" text:class-names="">Bryan Sams<text:s text:c="1"/></text:span><text:span text:style-name="a401" text:class-names="">Calpine</text:span><text:span text:style-name="a402" text:class-names=""><text:tab/></text:span><text:span text:style-name="a403" text:class-names=""><text:tab/></text:span><text:span text:style-name="a404" text:class-names="">Vice<text:s text:c="1"/></text:span><text:span text:style-name="a405" text:class-names="">Chair: <text:s text:c="1"/></text:span><text:span text:style-name="a406" text:class-names="">Murali<text:s text:c="1"/></text:span><text:span text:style-name="a407" text:class-names="">Sithuraj<text:s text:c="1"/></text:span><text:span text:style-name="a408" text:class-names="">Austin Energy</text:span><text:span text:style-name="a409" text:class-names=""/></text:p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p text:style-name="a414" text:class-names="" text:cond-style-name=""><text:span text:style-name="a412" text:class-names=""><text:tab/></text:span><text:span text:style-name="a41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1" draw:style-name="a419" draw:name="Slide Number Placeholder 3" svg:x="9.33333in" svg:y="7.17535in" svg:width="0.58333in" svg:height="0.24132in">
          <draw:text-box>
            <text:p text:style-name="a418" text:class-names="" text:cond-style-name=""><text:span text:style-name="a417" text:class-names=""><text:page-number style:num-format="1" text:fixed="false"/></text:span></text:p>
          </draw:text-box>
          <svg:title/>
          <svg:desc/>
        </draw:frame>
        <presentation:notes draw:style-name="a425">
          <draw:page-thumbnail draw:page-number="1" svg:x="1.29167in" svg:y="0.76215in" svg:width="5.08333in" svg:height="3.8125in" presentation:class="page" draw:id="id52" presentation:style-name="a420" draw:name="Slide Image Placeholder 1">
            <svg:title/>
            <svg:desc/>
          </draw:page-thumbnail>
          <draw:frame draw:id="id53" presentation:style-name="a421" draw:name="Notes Placeholder 2" svg:x="0.76667in" svg:y="4.82917in" svg:width="6.13333in" svg:height="4.575in" presentation:class="notes" presentation:placeholder="true">
            <draw:text-box/>
            <svg:title/>
            <svg:desc/>
          </draw:frame>
          <draw:frame draw:id="id54" draw:style-name="a424" draw:name="Slide Number Placeholder 3" svg:x="4.34267in" svg:y="9.65657in" svg:width="3.32222in" svg:height="0.50833in">
            <draw:text-box>
              <text:p text:style-name="a423" text:class-names="" text:cond-style-name=""><text:span text:style-name="a422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Blank"/>
    <style:presentation-page-layout style:name="Master2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footer" svg:x="3in" svg:y="7.16667in" svg:width="4.41667in" svg:height="0.25in"/>
      <presentation:placeholder presentation:object="page-number" svg:x="9.33333in" svg:y="7.17535in" svg:width="0.58333in" svg:height="0.24132in"/>
    </style:presentation-page-layout>
    <style:presentation-page-layout style:name="Master2-PPL2" style:display-name="Title and Content">
      <presentation:placeholder presentation:object="title" svg:x="0.41667in" svg:y="0.26649in" svg:width="9.25in" svg:height="0.56684in"/>
      <presentation:placeholder presentation:object="object" svg:x="0.33333in" svg:y="1.08333in" svg:width="9.33333in" svg:height="5.52518in"/>
      <presentation:placeholder presentation:object="footer" svg:x="3in" svg:y="7.16667in" svg:width="4.41667in" svg:height="0.25in"/>
      <presentation:placeholder presentation:object="page-number" svg:x="9.33333in" svg:y="7.17535in" svg:width="0.58333in" svg:height="0.24132in"/>
    </style:presentation-page-layout>
    <style:presentation-page-layout style:name="Master2-PPL3" style:display-name="Custom Layout">
      <presentation:placeholder presentation:object="footer" svg:x="3in" svg:y="7.16667in" svg:width="4.41667in" svg:height="0.25in"/>
      <presentation:placeholder presentation:object="page-number" svg:x="9.33333in" svg:y="7.17535in" svg:width="0.58333in" svg:height="0.24132in"/>
      <presentation:placeholder presentation:object="object" svg:x="0.6875in" svg:y="1.08333in" svg:width="4.25in" svg:height="5.25in"/>
      <presentation:placeholder presentation:object="object" svg:x="5.0625in" svg:y="1.08333in" svg:width="4.25in" svg:height="5.25in"/>
      <presentation:placeholder presentation:object="title" svg:x="0.41667in" svg:y="0.26649in" svg:width="9.25in" svg:height="0.5668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66667in" fo:page-height="10.16667in" style:print-orientation="portrait" style:register-truth-ref-style-name=""/>
    </style:page-layout>
    <style:page-layout style:name="pageLayout3">
      <style:page-layout-properties fo:page-width="7.66667in" fo:page-height="10.16667in" style:print-orientation="portrait" style:register-truth-ref-style-name=""/>
    </style:page-layout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5b677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5b677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draw:fill="none" draw:stroke="solid" svg:stroke-width="0.01042in" svg:stroke-color="#5b6770" svg:stroke-opacity="100%" draw:stroke-linejoin="miter" svg:stroke-linecap="butt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draw:fill="none" draw:stroke="solid" svg:stroke-width="0.01042in" svg:stroke-color="#5b6770" svg:stroke-opacity="100%" draw:stroke-linejoin="miter" svg:stroke-linecap="butt"/>
    </style:style>
    <style:style style:family="presentation" style:name="a138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" style:parent-style-name="Graphics">
      <style:graphic-properties draw:fill="none" draw:stroke="none"/>
    </style:style>
    <style:style style:family="presentation" style:name="a139">
      <style:graphic-properties draw:fill="none" draw:stroke="solid" svg:stroke-width="0.01389in" svg:stroke-color="#000000" svg:stroke-opacity="100%"/>
    </style:style>
    <style:style style:family="text" style:name="a77">
      <style:text-properties fo:font-variant="normal" fo:text-transform="none" fo:color="#5b677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154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draw:fill="none" draw:stroke="solid" svg:stroke-width="0.01389in" svg:stroke-color="#000000" svg:stroke-opacity="100%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">
      <style:graphic-properties draw:fill="none" draw:stroke="solid" svg:stroke-width="0.01042in" svg:stroke-color="#5b6770" svg:stroke-opacity="100%" draw:stroke-linejoin="miter" svg:stroke-linecap="butt"/>
    </style:style>
    <style:style style:family="graphic" style:name="a164">
      <style:graphic-properties draw:fill="none" draw:stroke="solid" svg:stroke-width="0.01042in" svg:stroke-color="#5b6770" svg:stroke-opacity="100%" draw:stroke-linejoin="miter" svg:stroke-linecap="but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" style:parent-style-name="Graphics">
      <style:graphic-properties draw:fill="none" draw:stroke="none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5b677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aec7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draw:fill="none" draw:stroke="solid" svg:stroke-width="0.01389in" svg:stroke-color="#000000" svg:stroke-opacity="100%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5b677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5b677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d7dcd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5b677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 style:parent-style-name="Graphics">
      <style:graphic-properties draw:fill="none" draw:stroke="none"/>
    </style:style>
    <style:style style:family="paragraph" style:name="a17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>
      <style:graphic-properties draw:fill="none" draw:stroke="solid" svg:stroke-width="0.01042in" svg:stroke-color="#5b6770" svg:stroke-opacity="100%" draw:stroke-linejoin="miter" svg:stroke-linecap="butt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5b6770" style:text-line-through-type="none" style:text-line-through-style="none" style:text-line-through-width="auto" style:text-line-through-color="font-color" style:text-position="0% 100%" fo:font-family="Aria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draw:fill="none" draw:stroke="solid" svg:stroke-width="0.01042in" svg:stroke-color="#5b6770" svg:stroke-opacity="100%" draw:stroke-linejoin="miter" svg:stroke-linecap="butt"/>
    </style:style>
    <style:style style:family="text" style:name="a184">
      <style:text-properties fo:font-variant="normal" fo:text-transform="none" fo:color="#5b677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 style:parent-style-name="Graphics">
      <style:graphic-properties draw:fill="none" draw:stroke="none"/>
    </style:style>
    <style:style style:family="paragraph" style:name="a18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5b677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d7dcd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draw:fill="none" draw:stroke="none"/>
    </style:style>
    <style:style style:family="graphic" style:name="a190">
      <style:graphic-properties fo:wrap-option="wrap" fo:padding-top="0.05in" fo:padding-bottom="0.05in" fo:padding-left="0.1in" fo:padding-right="0.1in" draw:textarea-vertical-align="middle" draw:textarea-horizontal-align="center" draw:fill="solid" draw:fill-color="#5b677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4">
      <style:graphic-properties draw:fill="none" draw:stroke="solid" svg:stroke-width="0.01042in" svg:stroke-color="#5b6770" svg:stroke-opacity="100%" draw:stroke-linejoin="miter" svg:stroke-linecap="butt"/>
    </style:style>
    <style:style style:family="text" style:name="a241">
      <style:text-properties fo:font-variant="normal" fo:text-transform="none" fo:color="#5b677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5b677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aec7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389in" svg:stroke-color="#000000" svg:stroke-opacity="100%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5b677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5">
      <style:graphic-properties draw:fill="none" draw:stroke="solid" svg:stroke-width="0.01042in" svg:stroke-color="#5b6770" svg:stroke-opacity="100%" draw:stroke-linejoin="miter" svg:stroke-linecap="butt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">
      <style:graphic-properties draw:fill="none" draw:stroke="solid" svg:stroke-width="0.01042in" svg:stroke-color="#5b6770" svg:stroke-opacity="100%" draw:stroke-linejoin="miter" svg:stroke-linecap="butt"/>
    </style:style>
    <style:style style:family="paragraph" style:name="a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draw:fill="none" draw:stroke="solid" svg:stroke-width="0.01042in" svg:stroke-color="#5b6770" svg:stroke-opacity="100%" draw:stroke-linejoin="miter" svg:stroke-linecap="butt"/>
    </style:style>
    <style:style style:family="graphic" style:name="a116" style:parent-style-name="Graphics">
      <style:graphic-properties draw:fill="none" draw:stroke="non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5b677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1_Custom-Design" style:page-layout-name="pageLayout1" draw:style-name="a0">
      <draw:custom-shape svg:x="3.83333in" svg:y="0in" svg:width="6.16667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7" svg:x="0.37491in" svg:y="3.14553in" svg:width="3.12509in" svg:height="1.20893in" style:rel-width="scale" style:rel-height="scale">
        <draw:image xlink:href="media/image1.png" xlink:type="simple" xlink:show="embed" xlink:actuate="onLoad"/>
        <svg:title/>
        <svg:desc/>
      </draw:frame>
      <presentation:notes style:page-layout-name="pageLayout2" draw:style-name="a34">
        <draw:frame draw:id="id2" presentation:style-name="a7" draw:name="Header Placeholder 1" svg:x="0in" svg:y="0in" svg:width="3.32222in" svg:height="0.50833in" presentation:class="header" presentation:placeholder="false">
          <draw:text-box>
            <text:p text:style-name="a6" text:class-names="" text:cond-style-name=""><text:span text:style-name="a5" text:class-names=""/></text:p>
          </draw:text-box>
          <svg:title/>
          <svg:desc/>
        </draw:frame>
        <draw:frame draw:id="id3" presentation:style-name="a11" draw:name="Date Placeholder 2" svg:x="4.34267in" svg:y="0in" svg:width="3.32222in" svg:height="0.50833in" presentation:class="date-time" presentation:placeholder="false">
          <draw:text-box>
            <text:p text:style-name="a10" text:class-names="" text:cond-style-name=""><text:span text:style-name="a8" text:class-names=""><text:date text:fixed="false" style:data-style-name="a9">2/1/2022</text:date></text:span></text:p>
          </draw:text-box>
          <svg:title/>
          <svg:desc/>
        </draw:frame>
        <draw:page-thumbnail svg:x="1.29167in" svg:y="0.76215in" svg:width="5.08333in" svg:height="3.8125in" presentation:class="page" draw:id="id4" presentation:style-name="a12" draw:name="Slide Image Placeholder 3">
          <svg:title/>
          <svg:desc/>
        </draw:page-thumbnail>
        <draw:frame draw:id="id5" presentation:style-name="a27" draw:name="Notes Placeholder 4" svg:x="0.76667in" svg:y="4.82917in" svg:width="6.13333in" svg:height="4.575in" presentation:class="notes" presentation:placeholder="false">
          <draw:text-box>
            <text:p text:style-name="a14" text:class-names="" text:cond-style-name=""><text:span text:style-name="a13" text:class-names="">Click to edit Master text styles</text:span></text:p>
            <text:list text:style-name="a17">
              <text:list-item>
                <text:list text:style-name="a17">
                  <text:list-item>
                    <text:p text:style-name="a16" text:class-names="" text:cond-style-name=""><text:span text:style-name="a15" text:class-names="">Second level</text:span></text:p>
                  </text:list-item>
                </text:list>
              </text:list-item>
            </text:list>
            <text:list text:style-name="a20">
              <text:list-item>
                <text:list text:style-name="a20">
                  <text:list-item>
                    <text:list text:style-name="a20">
                      <text:list-item>
                        <text:p text:style-name="a19" text:class-names="" text:cond-style-name=""><text:span text:style-name="a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">
              <text:list-item>
                <text:list text:style-name="a23">
                  <text:list-item>
                    <text:list text:style-name="a23">
                      <text:list-item>
                        <text:list text:style-name="a23">
                          <text:list-item>
                            <text:p text:style-name="a22" text:class-names="" text:cond-style-name=""><text:span text:style-name="a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">
              <text:list-item>
                <text:list text:style-name="a26">
                  <text:list-item>
                    <text:list text:style-name="a26">
                      <text:list-item>
                        <text:list text:style-name="a26">
                          <text:list-item>
                            <text:list text:style-name="a26">
                              <text:list-item>
                                <text:p text:style-name="a25" text:class-names="" text:cond-style-name=""><text:span text:style-name="a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0" draw:name="Footer Placeholder 5" svg:x="0in" svg:y="9.65657in" svg:width="3.32222in" svg:height="0.50833in" presentation:class="footer" presentation:placeholder="false">
          <draw:text-box>
            <text:p text:style-name="a29" text:class-names="" text:cond-style-name=""><text:span text:style-name="a28" text:class-names=""/></text:p>
          </draw:text-box>
          <svg:title/>
          <svg:desc/>
        </draw:frame>
        <draw:frame draw:id="id7" presentation:style-name="a33" draw:name="Slide Number Placeholder 6" svg:x="4.34267in" svg:y="9.65657in" svg:width="3.32222in" svg:height="0.50833in" presentation:class="page-number" presentation:placeholder="false">
          <draw:text-box>
            <text:p text:style-name="a32" text:class-names="" text:cond-style-name=""><text:span text:style-name="a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blank-Blank" style:page-layout-name="pageLayout1" draw:style-name="a35">
      <draw:custom-shape svg:x="3.83333in" svg:y="0in" svg:width="6.16667in" svg:height="7.5in" draw:id="id8" draw:layer="Master1-bg" draw:style-name="a38" draw:name="Rectangle 6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39" draw:name="Picture 7" svg:x="0.37491in" svg:y="3.14553in" svg:width="3.12509in" svg:height="1.20893in" style:rel-width="scale" style:rel-height="scale">
        <draw:image xlink:href="media/image1.png" xlink:type="simple" xlink:show="embed" xlink:actuate="onLoad"/>
        <svg:title/>
        <svg:desc/>
      </draw:frame>
      <presentation:notes style:page-layout-name="pageLayout2" draw:style-name="a69">
        <draw:frame draw:id="id2" presentation:style-name="a42" draw:name="Header Placeholder 1" svg:x="0in" svg:y="0in" svg:width="3.32222in" svg:height="0.50833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3" presentation:style-name="a46" draw:name="Date Placeholder 2" svg:x="4.34267in" svg:y="0in" svg:width="3.32222in" svg:height="0.50833in" presentation:class="date-time" presentation:placeholder="false">
          <draw:text-box>
            <text:p text:style-name="a45" text:class-names="" text:cond-style-name=""><text:span text:style-name="a43" text:class-names=""><text:date text:fixed="false" style:data-style-name="a44">2/1/2022</text:date></text:span></text:p>
          </draw:text-box>
          <svg:title/>
          <svg:desc/>
        </draw:frame>
        <draw:page-thumbnail svg:x="1.29167in" svg:y="0.76215in" svg:width="5.08333in" svg:height="3.8125in" presentation:class="page" draw:id="id4" presentation:style-name="a47" draw:name="Slide Image Placeholder 3">
          <svg:title/>
          <svg:desc/>
        </draw:page-thumbnail>
        <draw:frame draw:id="id5" presentation:style-name="a62" draw:name="Notes Placeholder 4" svg:x="0.76667in" svg:y="4.82917in" svg:width="6.13333in" svg:height="4.575in" presentation:class="notes" presentation:placeholder="false">
          <draw:text-box>
            <text:p text:style-name="a49" text:class-names="" text:cond-style-name=""><text:span text:style-name="a48" text:class-names="">Click to edit Master text styles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Second level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5" draw:name="Footer Placeholder 5" svg:x="0in" svg:y="9.65657in" svg:width="3.32222in" svg:height="0.50833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Slide Number Placeholder 6" svg:x="4.34267in" svg:y="9.65657in" svg:width="3.32222in" svg:height="0.50833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Office-Theme" style:page-layout-name="pageLayout1" draw:style-name="a70">
      <draw:frame draw:id="id10" presentation:style-name="a73" draw:name="Footer Placeholder 4" svg:x="3in" svg:y="7.16667in" svg:width="4.41667in" svg:height="0.25in" presentation:class="footer" presentation:placeholder="false">
        <draw:text-box>
          <text:p text:style-name="a72" text:class-names="" text:cond-style-name=""><text:span text:style-name="a71" text:class-names="">Footer text goes here.</text:span></text:p>
        </draw:text-box>
        <svg:title/>
        <svg:desc/>
      </draw:frame>
      <draw:connector draw:type="line" svg:x1="0.08333in" svg:y1="7.08333in" svg:x2="0.73333in" svg:y2="7.08333in" draw:id="id11" draw:style-name="a74" draw:name="Straight Connector 6">
        <svg:title/>
        <svg:desc/>
      </draw:connector>
      <draw:connector draw:type="line" svg:x1="2.4in" svg:y1="7.08333in" svg:x2="9.9in" svg:y2="7.08333in" draw:id="id12" draw:style-name="a75" draw:name="Straight Connector 7">
        <svg:title/>
        <svg:desc/>
      </draw:connector>
      <draw:frame draw:id="id13" draw:style-name="a76" draw:name="Picture 9" svg:x="0.91667in" svg:y="6.83333in" svg:width="1.29251in" svg:height="0.5in" style:rel-width="scale" style:rel-height="scale">
        <draw:image xlink:href="media/image2.png" xlink:type="simple" xlink:show="embed" xlink:actuate="onLoad"/>
        <svg:title/>
        <svg:desc/>
      </draw:frame>
      <draw:frame draw:id="id14" draw:style-name="a79" draw:name="TextBox 8" svg:x="0.05979in" svg:y="7.16667in" svg:width="0.77354in" svg:height="0.27769in">
        <draw:text-box>
          <text:p text:style-name="a78" text:class-names="" text:cond-style-name=""><text:span text:style-name="a77" text:class-names="">PUBLIC</text:span></text:p>
        </draw:text-box>
        <svg:title/>
        <svg:desc/>
      </draw:frame>
      <draw:frame draw:id="id15" presentation:style-name="a82" draw:name="Slide Number Placeholder 5" svg:x="9.33333in" svg:y="7.17535in" svg:width="0.58333in" svg:height="0.24132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2" presentation:style-name="a85" draw:name="Header Placeholder 1" svg:x="0in" svg:y="0in" svg:width="3.32222in" svg:height="0.50833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3" presentation:style-name="a89" draw:name="Date Placeholder 2" svg:x="4.34267in" svg:y="0in" svg:width="3.32222in" svg:height="0.50833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2/1/2022</text:date></text:span></text:p>
          </draw:text-box>
          <svg:title/>
          <svg:desc/>
        </draw:frame>
        <draw:page-thumbnail svg:x="1.29167in" svg:y="0.76215in" svg:width="5.08333in" svg:height="3.8125in" presentation:class="page" draw:id="id4" presentation:style-name="a90" draw:name="Slide Image Placeholder 3">
          <svg:title/>
          <svg:desc/>
        </draw:page-thumbnail>
        <draw:frame draw:id="id5" presentation:style-name="a105" draw:name="Notes Placeholder 4" svg:x="0.76667in" svg:y="4.82917in" svg:width="6.13333in" svg:height="4.575in" presentation:class="notes" presentation:placeholder="false">
          <draw:text-box>
            <text:p text:style-name="a92" text:class-names="" text:cond-style-name=""><text:span text:style-name="a91" text:class-names="">Click to 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8" draw:name="Footer Placeholder 5" svg:x="0in" svg:y="9.65657in" svg:width="3.32222in" svg:height="0.50833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7" presentation:style-name="a111" draw:name="Slide Number Placeholder 6" svg:x="4.34267in" svg:y="9.65657in" svg:width="3.32222in" svg:height="0.50833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113">
      <draw:connector draw:type="line" svg:x1="0.08333in" svg:y1="7.08333in" svg:x2="0.73333in" svg:y2="7.08333in" draw:id="id16" draw:layer="Master2-bg" draw:style-name="a114" draw:name="Straight Connector 6">
        <svg:title/>
        <svg:desc/>
      </draw:connector>
      <draw:connector draw:type="line" svg:x1="2.4in" svg:y1="7.08333in" svg:x2="9.9in" svg:y2="7.08333in" draw:id="id17" draw:layer="Master2-bg" draw:style-name="a115" draw:name="Straight Connector 7">
        <svg:title/>
        <svg:desc/>
      </draw:connector>
      <draw:frame draw:id="id18" draw:layer="Master2-bg" draw:style-name="a116" draw:name="Picture 9" svg:x="0.91667in" svg:y="6.83333in" svg:width="1.29251in" svg:height="0.5in" style:rel-width="scale" style:rel-height="scale">
        <draw:image xlink:href="media/image2.png" xlink:type="simple" xlink:show="embed" xlink:actuate="onLoad"/>
        <svg:title/>
        <svg:desc/>
      </draw:frame>
      <draw:frame draw:id="id19" draw:layer="Master2-bg" draw:style-name="a119" draw:name="TextBox 8" svg:x="0.05979in" svg:y="7.16667in" svg:width="0.77354in" svg:height="0.27769in">
        <draw:text-box>
          <text:p text:style-name="a118" text:class-names="" text:cond-style-name=""><text:span text:style-name="a117" text:class-names="">PUBLIC</text:span></text:p>
        </draw:text-box>
        <svg:title/>
        <svg:desc/>
      </draw:frame>
      <draw:frame draw:id="id20" presentation:style-name="a122" draw:name="Title 1" svg:x="0.75in" svg:y="2.32986in" svg:width="8.5in" svg:height="1.60764in" presentation:class="title" presentation:placeholder="false">
        <draw:text-box>
          <text:p text:style-name="a121" text:class-names="" text:cond-style-name=""><text:span text:style-name="a120" text:class-names="">Click to edit Master title style</text:span></text:p>
        </draw:text-box>
        <svg:title/>
        <svg:desc/>
      </draw:frame>
      <draw:frame draw:id="id21" presentation:style-name="a125" draw:name="Subtitle 2" svg:x="1.5in" svg:y="4.25in" svg:width="7in" svg:height="1.91667in" presentation:class="subtitle" presentation:placeholder="false">
        <draw:text-box>
          <text:p text:style-name="a124" text:class-names="" text:cond-style-name=""><text:span text:style-name="a123" text:class-names="">Click to edit Master subtitle style</text:span></text:p>
        </draw:text-box>
        <svg:title/>
        <svg:desc/>
      </draw:frame>
      <draw:frame draw:id="id22" presentation:style-name="a128" draw:name="Footer Placeholder 4" svg:x="3in" svg:y="7.16667in" svg:width="4.41667in" svg:height="0.25in" presentation:class="footer" presentation:placeholder="false">
        <draw:text-box>
          <text:p text:style-name="a127" text:class-names="" text:cond-style-name=""><text:span text:style-name="a126" text:class-names="">Footer text goes here.</text:span></text:p>
        </draw:text-box>
        <svg:title/>
        <svg:desc/>
      </draw:frame>
      <draw:frame draw:id="id23" presentation:style-name="a131" draw:name="Slide Number Placeholder 5" svg:x="9.33333in" svg:y="7.17535in" svg:width="0.58333in" svg:height="0.24132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frame draw:id="id2" presentation:style-name="a134" draw:name="Header Placeholder 1" svg:x="0in" svg:y="0in" svg:width="3.32222in" svg:height="0.50833in" presentation:class="head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3" presentation:style-name="a138" draw:name="Date Placeholder 2" svg:x="4.34267in" svg:y="0in" svg:width="3.32222in" svg:height="0.50833in" presentation:class="date-time" presentation:placeholder="false">
          <draw:text-box>
            <text:p text:style-name="a137" text:class-names="" text:cond-style-name=""><text:span text:style-name="a135" text:class-names=""><text:date text:fixed="false" style:data-style-name="a136">2/1/2022</text:date></text:span></text:p>
          </draw:text-box>
          <svg:title/>
          <svg:desc/>
        </draw:frame>
        <draw:page-thumbnail svg:x="1.29167in" svg:y="0.76215in" svg:width="5.08333in" svg:height="3.8125in" presentation:class="page" draw:id="id4" presentation:style-name="a139" draw:name="Slide Image Placeholder 3">
          <svg:title/>
          <svg:desc/>
        </draw:page-thumbnail>
        <draw:frame draw:id="id5" presentation:style-name="a154" draw:name="Notes Placeholder 4" svg:x="0.76667in" svg:y="4.82917in" svg:width="6.13333in" svg:height="4.575in" presentation:class="notes" presentation:placeholder="false">
          <draw:text-box>
            <text:p text:style-name="a141" text:class-names="" text:cond-style-name=""><text:span text:style-name="a140" text:class-names="">Click to edit Master text styles</text:span></text:p>
            <text:list text:style-name="a144">
              <text:list-item>
                <text:list text:style-name="a144">
                  <text:list-item>
                    <text:p text:style-name="a143" text:class-names="" text:cond-style-name=""><text:span text:style-name="a142" text:class-names="">Second level</text:span></text:p>
                  </text:list-item>
                </text:list>
              </text:list-item>
            </text:list>
            <text:list text:style-name="a147">
              <text:list-item>
                <text:list text:style-name="a147">
                  <text:list-item>
                    <text:list text:style-name="a147">
                      <text:list-item>
                        <text:p text:style-name="a146" text:class-names="" text:cond-style-name=""><text:span text:style-name="a1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0">
              <text:list-item>
                <text:list text:style-name="a150">
                  <text:list-item>
                    <text:list text:style-name="a150">
                      <text:list-item>
                        <text:list text:style-name="a150">
                          <text:list-item>
                            <text:p text:style-name="a149" text:class-names="" text:cond-style-name=""><text:span text:style-name="a1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3">
              <text:list-item>
                <text:list text:style-name="a153">
                  <text:list-item>
                    <text:list text:style-name="a153">
                      <text:list-item>
                        <text:list text:style-name="a153">
                          <text:list-item>
                            <text:list text:style-name="a153">
                              <text:list-item>
                                <text:p text:style-name="a152" text:class-names="" text:cond-style-name=""><text:span text:style-name="a1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57" draw:name="Footer Placeholder 5" svg:x="0in" svg:y="9.65657in" svg:width="3.32222in" svg:height="0.50833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Slide Number Placeholder 6" svg:x="4.34267in" svg:y="9.65657in" svg:width="3.32222in" svg:height="0.50833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162">
      <draw:connector draw:type="line" svg:x1="0.08333in" svg:y1="7.08333in" svg:x2="0.73333in" svg:y2="7.08333in" draw:id="id24" draw:layer="Master2-bg" draw:style-name="a163" draw:name="Straight Connector 6">
        <svg:title/>
        <svg:desc/>
      </draw:connector>
      <draw:connector draw:type="line" svg:x1="2.4in" svg:y1="7.08333in" svg:x2="9.9in" svg:y2="7.08333in" draw:id="id25" draw:layer="Master2-bg" draw:style-name="a164" draw:name="Straight Connector 7">
        <svg:title/>
        <svg:desc/>
      </draw:connector>
      <draw:frame draw:id="id26" draw:layer="Master2-bg" draw:style-name="a165" draw:name="Picture 9" svg:x="0.91667in" svg:y="6.83333in" svg:width="1.29251in" svg:height="0.5in" style:rel-width="scale" style:rel-height="scale">
        <draw:image xlink:href="media/image2.png" xlink:type="simple" xlink:show="embed" xlink:actuate="onLoad"/>
        <svg:title/>
        <svg:desc/>
      </draw:frame>
      <draw:frame draw:id="id27" draw:layer="Master2-bg" draw:style-name="a168" draw:name="TextBox 8" svg:x="0.05979in" svg:y="7.16667in" svg:width="0.77354in" svg:height="0.27769in">
        <draw:text-box>
          <text:p text:style-name="a167" text:class-names="" text:cond-style-name=""><text:span text:style-name="a166" text:class-names="">PUBLIC</text:span></text:p>
        </draw:text-box>
        <svg:title/>
        <svg:desc/>
      </draw:frame>
      <draw:frame draw:id="id28" presentation:style-name="a171" draw:name="Title 1" svg:x="0.41667in" svg:y="0.26649in" svg:width="9.25in" svg:height="0.56684in" presentation:class="title" presentation:placeholder="false">
        <draw:text-box>
          <text:p text:style-name="a170" text:class-names="" text:cond-style-name=""><text:span text:style-name="a169" text:class-names="">Click to edit Master title style</text:span></text:p>
        </draw:text-box>
        <svg:title/>
        <svg:desc/>
      </draw:frame>
      <draw:frame draw:id="id29" presentation:style-name="a187" draw:name="Content Placeholder 2" svg:x="0.33333in" svg:y="1.08333in" svg:width="9.33333in" svg:height="5.52518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33333in" svg:y="0.26649in" svg:width="0.08333in" svg:height="0.56684in" draw:id="id30" draw:style-name="a190" draw:name="Rectangle 6">
        <svg:title/>
        <svg:desc/>
        <text:p text:style-name="a189" text:class-names="" text:cond-style-name=""><text:span text:style-name="a1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presentation:style-name="a193" draw:name="Footer Placeholder 4" svg:x="3in" svg:y="7.16667in" svg:width="4.41667in" svg:height="0.25in" presentation:class="footer" presentation:placeholder="false">
        <draw:text-box>
          <text:p text:style-name="a192" text:class-names="" text:cond-style-name=""><text:span text:style-name="a191" text:class-names="">Footer text goes here.</text:span></text:p>
        </draw:text-box>
        <svg:title/>
        <svg:desc/>
      </draw:frame>
      <draw:connector draw:type="line" svg:x1="0.33333in" svg:y1="0.26649in" svg:x2="1.41667in" svg:y2="0.26649in" draw:id="id32" draw:style-name="a194" draw:name="Straight Connector 4">
        <svg:title/>
        <svg:desc/>
      </draw:connector>
      <draw:frame draw:id="id33" presentation:style-name="a197" draw:name="Slide Number Placeholder 5" svg:x="9.33333in" svg:y="7.17535in" svg:width="0.58333in" svg:height="0.24132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presentation:notes style:page-layout-name="pageLayout2" draw:style-name="a227">
        <draw:frame draw:id="id2" presentation:style-name="a200" draw:name="Header Placeholder 1" svg:x="0in" svg:y="0in" svg:width="3.32222in" svg:height="0.50833in" presentation:class="head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3" presentation:style-name="a204" draw:name="Date Placeholder 2" svg:x="4.34267in" svg:y="0in" svg:width="3.32222in" svg:height="0.50833in" presentation:class="date-time" presentation:placeholder="false">
          <draw:text-box>
            <text:p text:style-name="a203" text:class-names="" text:cond-style-name=""><text:span text:style-name="a201" text:class-names=""><text:date text:fixed="false" style:data-style-name="a202">2/1/2022</text:date></text:span></text:p>
          </draw:text-box>
          <svg:title/>
          <svg:desc/>
        </draw:frame>
        <draw:page-thumbnail svg:x="1.29167in" svg:y="0.76215in" svg:width="5.08333in" svg:height="3.8125in" presentation:class="page" draw:id="id4" presentation:style-name="a205" draw:name="Slide Image Placeholder 3">
          <svg:title/>
          <svg:desc/>
        </draw:page-thumbnail>
        <draw:frame draw:id="id5" presentation:style-name="a220" draw:name="Notes Placeholder 4" svg:x="0.76667in" svg:y="4.82917in" svg:width="6.13333in" svg:height="4.575in" presentation:class="notes" presentation:placeholder="false">
          <draw:text-box>
            <text:p text:style-name="a207" text:class-names="" text:cond-style-name=""><text:span text:style-name="a206" text:class-names="">Click to edit Master text styles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Second level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23" draw:name="Footer Placeholder 5" svg:x="0in" svg:y="9.65657in" svg:width="3.32222in" svg:height="0.50833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7" presentation:style-name="a226" draw:name="Slide Number Placeholder 6" svg:x="4.34267in" svg:y="9.65657in" svg:width="3.32222in" svg:height="0.50833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cust-Custom-Layout" style:page-layout-name="pageLayout1" draw:style-name="a228">
      <draw:connector draw:type="line" svg:x1="0.08333in" svg:y1="7.08333in" svg:x2="0.73333in" svg:y2="7.08333in" draw:id="id34" draw:layer="Master2-bg" draw:style-name="a229" draw:name="Straight Connector 6">
        <svg:title/>
        <svg:desc/>
      </draw:connector>
      <draw:connector draw:type="line" svg:x1="2.4in" svg:y1="7.08333in" svg:x2="9.9in" svg:y2="7.08333in" draw:id="id35" draw:layer="Master2-bg" draw:style-name="a230" draw:name="Straight Connector 7">
        <svg:title/>
        <svg:desc/>
      </draw:connector>
      <draw:frame draw:id="id36" draw:layer="Master2-bg" draw:style-name="a231" draw:name="Picture 9" svg:x="0.91667in" svg:y="6.83333in" svg:width="1.29251in" svg:height="0.5in" style:rel-width="scale" style:rel-height="scale">
        <draw:image xlink:href="media/image2.png" xlink:type="simple" xlink:show="embed" xlink:actuate="onLoad"/>
        <svg:title/>
        <svg:desc/>
      </draw:frame>
      <draw:frame draw:id="id37" draw:layer="Master2-bg" draw:style-name="a234" draw:name="TextBox 8" svg:x="0.05979in" svg:y="7.16667in" svg:width="0.77354in" svg:height="0.27769in">
        <draw:text-box>
          <text:p text:style-name="a233" text:class-names="" text:cond-style-name=""><text:span text:style-name="a232" text:class-names="">PUBLIC</text:span></text:p>
        </draw:text-box>
        <svg:title/>
        <svg:desc/>
      </draw:frame>
      <draw:frame draw:id="id38" presentation:style-name="a237" draw:name="Footer Placeholder 2" svg:x="3in" svg:y="7.16667in" svg:width="4.41667in" svg:height="0.25in" presentation:class="footer" presentation:placeholder="false">
        <draw:text-box>
          <text:p text:style-name="a236" text:class-names="" text:cond-style-name=""><text:span text:style-name="a235" text:class-names="">Footer text goes here.</text:span></text:p>
        </draw:text-box>
        <svg:title/>
        <svg:desc/>
      </draw:frame>
      <draw:frame draw:id="id39" presentation:style-name="a240" draw:name="Slide Number Placeholder 3" svg:x="9.33333in" svg:y="7.17535in" svg:width="0.58333in" svg:height="0.24132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/></text:span></text:p>
        </draw:text-box>
        <svg:title/>
        <svg:desc/>
      </draw:frame>
      <draw:frame draw:id="id40" presentation:style-name="a244" draw:name="Content Placeholder 4" svg:x="0.6875in" svg:y="1.08333in" svg:width="4.25in" svg:height="5.25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/></text:p>
            </text:list-item>
          </text:list>
        </draw:text-box>
        <svg:title/>
        <svg:desc/>
      </draw:frame>
      <draw:frame draw:id="id41" presentation:style-name="a248" draw:name="Content Placeholder 5" svg:x="5.0625in" svg:y="1.08333in" svg:width="4.25in" svg:height="5.25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/></text:p>
            </text:list-item>
          </text:list>
        </draw:text-box>
        <svg:title/>
        <svg:desc/>
      </draw:frame>
      <draw:frame draw:id="id42" presentation:style-name="a251" draw:name="Title 1" svg:x="0.41667in" svg:y="0.26649in" svg:width="9.25in" svg:height="0.56684in" presentation:class="title" presentation:placeholder="false">
        <draw:text-box>
          <text:p text:style-name="a250" text:class-names="" text:cond-style-name=""><text:span text:style-name="a249" text:class-names="">Click to edit Master title style</text:span></text:p>
        </draw:text-box>
        <svg:title/>
        <svg:desc/>
      </draw:frame>
      <draw:custom-shape svg:x="0.33333in" svg:y="0.26649in" svg:width="0.08333in" svg:height="0.56684in" draw:id="id43" draw:style-name="a254" draw:name="Rectangle 7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3333in" svg:y1="0.26649in" svg:x2="1.41667in" svg:y2="0.26649in" draw:id="id44" draw:style-name="a255" draw:name="Straight Connector 8">
        <svg:title/>
        <svg:desc/>
      </draw:connector>
      <presentation:notes style:page-layout-name="pageLayout2" draw:style-name="a285">
        <draw:frame draw:id="id2" presentation:style-name="a258" draw:name="Header Placeholder 1" svg:x="0in" svg:y="0in" svg:width="3.32222in" svg:height="0.50833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3" presentation:style-name="a262" draw:name="Date Placeholder 2" svg:x="4.34267in" svg:y="0in" svg:width="3.32222in" svg:height="0.50833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2/1/2022</text:date></text:span></text:p>
          </draw:text-box>
          <svg:title/>
          <svg:desc/>
        </draw:frame>
        <draw:page-thumbnail svg:x="1.29167in" svg:y="0.76215in" svg:width="5.08333in" svg:height="3.8125in" presentation:class="page" draw:id="id4" presentation:style-name="a263" draw:name="Slide Image Placeholder 3">
          <svg:title/>
          <svg:desc/>
        </draw:page-thumbnail>
        <draw:frame draw:id="id5" presentation:style-name="a278" draw:name="Notes Placeholder 4" svg:x="0.76667in" svg:y="4.82917in" svg:width="6.13333in" svg:height="4.57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81" draw:name="Footer Placeholder 5" svg:x="0in" svg:y="9.65657in" svg:width="3.32222in" svg:height="0.50833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7" presentation:style-name="a284" draw:name="Slide Number Placeholder 6" svg:x="4.34267in" svg:y="9.65657in" svg:width="3.32222in" svg:height="0.50833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86">
      <draw:frame draw:id="id45" presentation:style-name="a289" draw:name="Header Placeholder 1" svg:x="0in" svg:y="0in" svg:width="3.32292in" svg:height="0.51042in" presentation:class="head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46" presentation:style-name="a293" draw:name="Date Placeholder 2" svg:x="4.34201in" svg:y="0in" svg:width="3.32292in" svg:height="0.51042in" presentation:class="date-time" presentation:placeholder="false">
        <draw:text-box>
          <text:p text:style-name="a292" text:class-names="" text:cond-style-name=""><text:span text:style-name="a290" text:class-names=""><text:date text:fixed="false" style:data-style-name="a291">2/1/2022</text:date></text:span></text:p>
        </draw:text-box>
        <svg:title/>
        <svg:desc/>
      </draw:frame>
      <draw:frame draw:id="id47" presentation:style-name="a296" draw:name="Footer Placeholder 3" svg:x="0in" svg:y="9.65625in" svg:width="3.32292in" svg:height="0.51042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8" presentation:style-name="a299" draw:name="Slide Number Placeholder 4" svg:x="4.34201in" svg:y="9.65625in" svg:width="3.32292in" svg:height="0.51042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draw:page-thumbnail draw:page-number="1" svg:x="0.61632in" svg:y="1.01736in" svg:width="2.9809in" svg:height="2.23611in"/>
      <draw:page-thumbnail draw:page-number="2" svg:x="4.06597in" svg:y="1.01736in" svg:width="2.9809in" svg:height="2.23611in"/>
      <draw:page-thumbnail draw:page-number="3" svg:x="0.61632in" svg:y="3.96528in" svg:width="2.9809in" svg:height="2.23611in"/>
      <draw:page-thumbnail draw:page-number="4" svg:x="4.06597in" svg:y="3.96528in" svg:width="2.9809in" svg:height="2.23611in"/>
      <draw:page-thumbnail draw:page-number="5" svg:x="0.61632in" svg:y="6.91319in" svg:width="2.9809in" svg:height="2.23611in"/>
      <draw:page-thumbnail draw:page-number="6" svg:x="4.06597in" svg:y="6.91319in" svg:width="2.9809in" svg:height="2.23611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Pysh, Danya</meta:initial-creator>
    <dc:creator>Clifton, Suzy</dc:creator>
    <meta:creation-date>2016-01-21T15:20:31Z</meta:creation-date>
    <dc:date>2022-02-01T16:20:22Z</dc:date>
    <meta:print-date>2019-01-28T19:15:05Z</meta:print-date>
    <meta:template xlink:href="" xlink:type="simple"/>
    <meta:editing-cycles>99</meta:editing-cycles>
    <meta:editing-duration>PT390179S</meta:editing-duration>
    <meta:user-defined meta:name="ContentTypeId">0x010100D9D3683894B5264EB8E83338F6BA777E</meta:user-defined>
    <meta:document-statistic meta:paragraph-count="28" meta:word-count="184"/>
  </office:meta>
</office:document-meta>
</file>